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BC000000D2AD78A1C2080F4415.png" manifest:media-type="image/png"/>
  <manifest:file-entry manifest:full-path="Pictures/10000201000000BA0000010EA1696348C2D5EDD3.png" manifest:media-type="image/png"/>
  <manifest:file-entry manifest:full-path="Pictures/10000201000000B8000000A9CC6E60B36FF5E5B7.png" manifest:media-type="image/png"/>
  <manifest:file-entry manifest:full-path="Pictures/10000201000000B9000000BDD9634D26D504B845.png" manifest:media-type="image/png"/>
  <manifest:file-entry manifest:full-path="Pictures/10000201000000B70000008C8FBA418C5CB783A2.png" manifest:media-type="image/png"/>
  <manifest:file-entry manifest:full-path="Pictures/10000201000000AD000000C11715E7758ED55D46.png" manifest:media-type="image/png"/>
  <manifest:file-entry manifest:full-path="Pictures/10000201000000B1000000D1A1CB1BE08E6DFBB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4.682cm" svg:height="5.529cm" svg:x="12.43cm" svg:y="2.143cm">
          <draw:image xlink:href="Pictures/10000201000000B1000000D1A1CB1BE08E6DFBB9.png" xlink:type="simple" xlink:show="embed" xlink:actuate="onLoad">
            <text:p/>
          </draw:image>
        </draw:frame>
        <draw:frame draw:style-name="gr1" draw:text-style-name="P1" xml:id="id2" draw:id="id2" draw:layer="layout" svg:width="4.576cm" svg:height="5.105cm" svg:x="20.304cm" svg:y="1.381cm">
          <draw:image xlink:href="Pictures/10000201000000AD000000C11715E7758ED55D46.png" xlink:type="simple" xlink:show="embed" xlink:actuate="onLoad">
            <text:p/>
          </draw:image>
        </draw:frame>
        <draw:frame draw:style-name="gr1" draw:text-style-name="P1" xml:id="id4" draw:id="id4" draw:layer="layout" svg:width="4.841cm" svg:height="3.703cm" svg:x="1.18cm" svg:y="10.125cm">
          <draw:image xlink:href="Pictures/10000201000000B70000008C8FBA418C5CB783A2.png" xlink:type="simple" xlink:show="embed" xlink:actuate="onLoad">
            <text:p/>
          </draw:image>
        </draw:frame>
        <draw:frame draw:style-name="gr1" draw:text-style-name="P1" xml:id="id7" draw:id="id7" draw:layer="layout" svg:width="4.894cm" svg:height="5cm" svg:x="23.225cm" svg:y="9.97cm">
          <draw:image xlink:href="Pictures/10000201000000B9000000BDD9634D26D504B845.png" xlink:type="simple" xlink:show="embed" xlink:actuate="onLoad">
            <text:p/>
          </draw:image>
        </draw:frame>
        <draw:frame draw:style-name="gr1" draw:text-style-name="P1" xml:id="id6" draw:id="id6" draw:layer="layout" svg:width="4.867cm" svg:height="4.47cm" svg:x="16.494cm" svg:y="9.992cm">
          <draw:image xlink:href="Pictures/10000201000000B8000000A9CC6E60B36FF5E5B7.png" xlink:type="simple" xlink:show="embed" xlink:actuate="onLoad">
            <text:p/>
          </draw:image>
        </draw:frame>
        <draw:frame draw:style-name="gr1" draw:text-style-name="P1" xml:id="id3" draw:id="id3" draw:layer="layout" svg:width="4.973cm" svg:height="5.555cm" svg:x="5.298cm" svg:y="3.319cm">
          <draw:image xlink:href="Pictures/10000201000000BC000000D2AD78A1C2080F4415.png" xlink:type="simple" xlink:show="embed" xlink:actuate="onLoad">
            <text:p/>
          </draw:image>
        </draw:frame>
        <draw:frame draw:style-name="gr1" draw:text-style-name="P1" xml:id="id5" draw:id="id5" draw:layer="layout" svg:width="4.92cm" svg:height="7.143cm" svg:x="9.415cm" svg:y="9.89cm">
          <draw:image xlink:href="Pictures/10000201000000BA0000010EA1696348C2D5EDD3.png" xlink:type="simple" xlink:show="embed" xlink:actuate="onLoad">
            <text:p/>
          </draw:image>
        </draw:frame>
        <draw:connector draw:style-name="gr2" draw:text-style-name="P2" draw:layer="layout" svg:x1="17.112cm" svg:y1="4.907cm" svg:x2="20.304cm" svg:y2="3.933cm" draw:start-shape="id1" draw:start-glue-point="1" draw:end-shape="id2" svg:d="M17112 4907h1596v-974h1596" svg:viewBox="0 0 3193 975">
          <text:p text:style-name="P1"><text:span text:style-name="T1">1..*</text:span></text:p>
          <text:p text:style-name="P1"/>
          <text:p text:style-name="P1"/>
          <text:p text:style-name="P1"><text:s/></text:p>
        </draw:connector>
        <draw:connector draw:style-name="gr3" draw:text-style-name="P1" draw:layer="layout" svg:x1="10.271cm" svg:y1="6.096cm" svg:x2="12.43cm" svg:y2="4.907cm" draw:start-shape="id3" draw:start-glue-point="1" draw:end-shape="id1" svg:d="M10271 6096h1080v-1189h1079" svg:viewBox="0 0 2160 1190">
          <text:p text:style-name="P1"><text:span text:style-name="T1">1..*</text:span></text:p>
          <text:p text:style-name="P1"><text:span text:style-name="T1"/></text:p>
          <text:p text:style-name="P1"/>
          <text:p text:style-name="P1"/>
          <text:p text:style-name="P1"/>
        </draw:connector>
        <draw:connector draw:style-name="gr3" draw:text-style-name="P1" draw:layer="layout" svg:x1="3.6cm" svg:y1="10.125cm" svg:x2="5.298cm" svg:y2="6.096cm" draw:start-shape="id4" draw:start-glue-point="0" draw:end-shape="id3" draw:end-glue-point="3" svg:d="M3600 10125v-4029h1698" svg:viewBox="0 0 1699 4030">
          <text:p text:style-name="P1"><text:span text:style-name="T1">1..*</text:span></text:p>
          <text:p text:style-name="P1"/>
          <text:p text:style-name="P1"/>
          <text:p text:style-name="P1"/>
        </draw:connector>
        <draw:connector draw:style-name="gr3" draw:text-style-name="P1" draw:layer="layout" svg:x1="9.415cm" svg:y1="13.461cm" svg:x2="7.784cm" svg:y2="8.874cm" draw:start-shape="id5" draw:start-glue-point="3" draw:end-shape="id3" draw:end-glue-point="2" svg:d="M9415 13461h-1631v-4587" svg:viewBox="0 0 1632 4588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1..1</text:span></text:p>
          <text:p text:style-name="P1"/>
        </draw:connector>
        <draw:connector draw:style-name="gr3" draw:text-style-name="P1" draw:layer="layout" svg:x1="22.592cm" svg:y1="6.486cm" svg:x2="18.927cm" svg:y2="9.992cm" draw:start-shape="id2" draw:start-glue-point="2" draw:end-shape="id6" draw:end-glue-point="0" svg:d="M22592 6486v1753h-3665v1753" svg:viewBox="0 0 3666 3507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1..1</text:span></text:p>
          <text:p text:style-name="P1"/>
        </draw:connector>
        <draw:connector draw:style-name="gr3" draw:text-style-name="P1" draw:layer="layout" svg:x1="25.672cm" svg:y1="9.97cm" svg:x2="22.592cm" svg:y2="6.486cm" draw:start-shape="id7" draw:start-glue-point="0" draw:end-shape="id2" draw:end-glue-point="2" svg:d="M25672 9970v-1742h-3080v-1742" svg:viewBox="0 0 3081 3485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1..1</text:span>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8:02:53.709725000</meta:creation-date>
    <dc:date>2017-05-01T18:35:26.051495000</dc:date>
    <meta:editing-duration>PT22M16S</meta:editing-duration>
    <meta:editing-cycles>9</meta:editing-cycles>
    <meta:generator>LibreOffice/5.1.6.2$MacOSX_X86_64 LibreOffice_project/07ac168c60a517dba0f0d7bc7540f5afa45f0909</meta:generator>
    <meta:document-statistic meta:object-count="13"/>
  </office:meta>
</office:document-meta>
</file>